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6677"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ff2d8"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32609"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41303"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416c" officeooo:paragraph-rsid="0025416c"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416c" officeooo:paragraph-rsid="002564ee"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64ee" officeooo:paragraph-rsid="002564ee"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e3da" officeooo:paragraph-rsid="0026e3da" fo:background-color="transparent" style:font-style-asian="normal" style:font-weight-asian="normal" style:font-style-complex="normal" style:font-weight-complex="normal"/>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d18f8"/>
    </style:style>
    <style:style style:name="T80" style:family="text">
      <style:text-properties officeooo:rsid="001e6677"/>
    </style:style>
    <style:style style:name="T81" style:family="text">
      <style:text-properties officeooo:rsid="0021c2aa"/>
    </style:style>
    <style:style style:name="T82" style:family="text">
      <style:text-properties officeooo:rsid="00232609"/>
    </style:style>
    <style:style style:name="T83" style:family="text">
      <style:text-properties officeooo:rsid="00241303"/>
    </style:style>
    <style:style style:name="T84" style:family="text">
      <style:text-properties officeooo:rsid="002564ee"/>
    </style:style>
    <style:style style:name="T85" style:family="text">
      <style:text-properties officeooo:rsid="0026e3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3"/>
      <text:h text:style-name="P15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5"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6737218733273303610"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text:soft-page-break/>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text:soft-page-break/>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oft-page-break/><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text:soft-page-break/>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9"><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text:soft-page-break/>–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oft-page-break/><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text:soft-page-break/>–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text:soft-page-break/>–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text:soft-page-break/>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text:soft-page-break/>Ну охренеть! Я же ещё и виноват!</text:p>
      <text:p text:style-name="P48"/>
      <text:h text:style-name="P15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text:soft-page-break/>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text:soft-page-break/>–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text:soft-page-break/>–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text:soft-page-break/>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text:soft-page-break/>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text:soft-page-break/>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text:soft-page-break/>–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text:soft-page-break/>–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text:soft-page-break/>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text:soft-page-break/>–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text:soft-page-break/>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soft-page-break/>…</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55"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text:soft-page-break/>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text:span><text:soft-page-break/><text:span text:style-name="T40">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text:soft-page-break/></text:p>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oft-page-break/><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text:span><text:soft-page-break/><text:span text:style-name="T27">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text:soft-page-break/>–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text:soft-page-break/>–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text:soft-page-break/></text:p>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text:soft-page-break/></text:p>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text:soft-page-break/>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паре сотен метров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text:span text:style-name="T79">убейся об стену</text:span>! Блядь…</text:p>
      <text:p text:style-name="P146">– <text:span text:style-name="T80">Анон… – касается крылом моего плеча Дэш. – Не время грустить. Мы должны идти в тронный зал.</text:span></text:p>
      <text:p text:style-name="P147">– <text:span text:style-name="T80">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span></text:p>
      <text:p text:style-name="P148">– <text:span text:style-name="T82">Ну что же ты?</text:span> – пегаска трясёт меня копыт<text:span text:style-name="T85">а</text:span>м<text:span text:style-name="T85">и</text:span>. <text:span text:style-name="T85">Я безвольно мотаюсь взад-вперёд, как тряпичная кукла.</text:span> – <text:span text:style-name="T81">Не сдавайся! Где тот крутой Анон, которого я знаю? Пока мы живы — всегда есть надежда. Придумай что-нибудь. Ты же Проводник!</text:span></text:p>
      <text:p text:style-name="P149">– <text:span text:style-name="T83">Я не Проводник! – кричу я. – Меня сюда принесло по ошибке!..</text:span></text:p>
      <text:p text:style-name="P150">Я замолкаю. Моё внимание привлекает <text:span text:style-name="T84">полускрытый сорняками и обвалившимися камнями лаз у противоположной стены башни. Заросшие мхом ступеньки уводят во тьму в нужном нам направлении.</text:span></text:p>
      <text:p text:style-name="P152">Может быть, ты рано раскис, Анон? Вспомни, под тысячелетними развалинами полно подземелий.</text:p>
      <text:p text:style-name="P151">– <text:span text:style-name="T84">Мы можем пройти подземным ходом. – киваю я на лаз.</text:span></text:p>
      <text:p text:style-name="P152">Пегаска воодушевляется.</text:p>
      <text:p text:style-name="P151">– <text:span text:style-name="T84">Круть! Я же знала, что ты найдёшь выход! Веди, Проводник!</text:span></text:p>
      <text:p text:style-name="P153">Мы спускаемся в темноту древнего хода.</text:p>
      <text:p text:style-name="P153"/>
      <text:p text:style-name="P53">…</text:p>
      <text:p text:style-name="P53"><text:soft-page-break/></text:p>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152">Пегаска чешет в затылке.</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152">Я поворачиваюсь к Дэш.</text:p>
      <text:p text:style-name="P53">– Послушай, не называй меня <text:span text:style-name="T84">П</text:span>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7"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text:soft-page-break/>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text:soft-page-break/>–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text:soft-page-break/>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7"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text:soft-page-break/>–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text:soft-page-break/></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text:soft-page-break/></text:p>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soft-page-break/>…</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text:soft-page-break/>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oft-page-break/><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55"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text:soft-page-break/>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text:soft-page-break/>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text:soft-page-break/>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text:soft-page-break/>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text:soft-page-break/>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text:soft-page-break/></text:p>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text:soft-page-break/>–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49">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soft-page-break/>…</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text:soft-page-break/>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text:soft-page-break/>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text:soft-page-break/>–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oft-page-break/><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9T19:19:36.921627390</dc:date>
    <meta:editing-duration>P141DT12H54M48S</meta:editing-duration>
    <meta:editing-cycles>8742</meta:editing-cycles>
    <meta:generator>LibreOffice/5.1.6.2$Linux_X86_64 LibreOffice_project/10m0$Build-2</meta:generator>
    <meta:document-statistic meta:table-count="0" meta:image-count="0" meta:object-count="0" meta:page-count="222" meta:paragraph-count="4676" meta:word-count="99005" meta:character-count="655893" meta:non-whitespace-character-count="557079"/>
  </office:meta>
</office:document-meta>
</file>